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UC_5f_NormalAzul">
      <style:paragraph-properties style:snap-to-layout-grid="false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8" style:family="paragraph" style:parent-style-name="Standard" style:master-page-name="Standard">
      <style:paragraph-properties style:page-number="auto"/>
      <style:text-properties style:font-name="Book Antiqua"/>
    </style:style>
    <style:style style:name="P9" style:family="paragraph" style:parent-style-name="Standard">
      <style:text-properties style:font-name="Times New Roman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officeooo:rsid="001f9a0d" officeooo:paragraph-rsid="001f9a0d"/>
    </style:style>
    <style:style style:name="P12" style:family="paragraph" style:parent-style-name="Standard" style:list-style-name="L3">
      <style:paragraph-properties style:snap-to-layout-grid="false"/>
      <style:text-properties officeooo:rsid="001f9a0d" officeooo:paragraph-rsid="001f9a0d"/>
    </style:style>
    <style:style style:name="P13" style:family="paragraph" style:parent-style-name="Standard" style:list-style-name="L3">
      <style:paragraph-properties style:snap-to-layout-grid="false"/>
      <style:text-properties officeooo:rsid="002157ff" officeooo:paragraph-rsid="002157ff"/>
    </style:style>
    <style:style style:name="P14" style:family="paragraph" style:parent-style-name="Standard">
      <style:paragraph-properties style:snap-to-layout-grid="false"/>
      <style:text-properties officeooo:rsid="002157ff" officeooo:paragraph-rsid="002157ff"/>
    </style:style>
    <style:style style:name="P15" style:family="paragraph" style:parent-style-name="Standard" style:list-style-name="L3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157ff" officeooo:paragraph-rsid="002157ff"/>
    </style:style>
    <style:style style:name="P16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2157ff" officeooo:paragraph-rsid="002157ff"/>
    </style:style>
    <style:style style:name="P17" style:family="paragraph" style:parent-style-name="Standard">
      <style:paragraph-properties style:snap-to-layout-grid="false"/>
      <style:text-properties fo:color="#0000ff" fo:font-weight="bold" officeooo:rsid="0023845f" officeooo:paragraph-rsid="0023845f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0.6547in"/>
        </style:tab-stops>
      </style:paragraph-properties>
      <style:text-properties fo:font-weight="bold" officeooo:rsid="002157ff" officeooo:paragraph-rsid="002157ff" style:font-weight-asian="bold" style:font-weight-complex="bold"/>
    </style:style>
    <style:style style:name="P19" style:family="paragraph" style:parent-style-name="Standard">
      <style:paragraph-properties style:snap-to-layout-grid="false"/>
      <style:text-properties fo:color="#000000" fo:language="es" fo:country="ES" fo:font-style="italic" officeooo:paragraph-rsid="002157ff" style:font-style-asian="italic" style:language-complex="ar" style:country-complex="SA" style:font-weight-complex="bold"/>
    </style:style>
    <style:style style:name="P20" style:family="paragraph" style:parent-style-name="Standard">
      <style:paragraph-properties style:snap-to-layout-grid="false"/>
      <style:text-properties fo:color="#000000" fo:language="es" fo:country="ES" fo:font-style="italic" officeooo:rsid="002157ff" officeooo:paragraph-rsid="002157ff" style:font-style-asian="italic" style:language-complex="ar" style:country-complex="SA" style:font-weight-complex="bold"/>
    </style:style>
    <style:style style:name="P21" style:family="paragraph" style:parent-style-name="Standard">
      <style:paragraph-properties fo:margin-left="0.3146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>
        <style:tab-stops>
          <style:tab-stop style:position="0.6547in"/>
        </style:tab-stops>
      </style:paragraph-properties>
      <style:text-properties officeooo:rsid="002157ff" officeooo:paragraph-rsid="002157ff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9a0d" style:font-weight-asian="bold" style:font-weight-complex="bold"/>
    </style:style>
    <style:style style:name="T3" style:family="text">
      <style:text-properties fo:font-weight="bold" officeooo:rsid="002157ff" style:font-weight-asian="bold" style:font-weight-complex="bold"/>
    </style:style>
    <style:style style:name="T4" style:family="text">
      <style:text-properties fo:font-weight="bold" officeooo:rsid="001f9a0d" style:font-weight-asian="bold"/>
    </style:style>
    <style:style style:name="T5" style:family="text">
      <style:text-properties fo:font-weight="bold" officeooo:rsid="002157ff" style:font-weight-asian="bold" style:font-weight-complex="normal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bold" style:font-weight-asian="bold"/>
    </style:style>
    <style:style style:name="T8" style:family="text">
      <style:text-properties style:font-name="Times New Roman" fo:font-weight="bold" officeooo:rsid="001f9a0d" style:font-weight-asian="bold"/>
    </style:style>
    <style:style style:name="T9" style:family="text">
      <style:text-properties style:font-name="Times New Roman" officeooo:rsid="001f9a0d"/>
    </style:style>
    <style:style style:name="T10" style:family="text">
      <style:text-properties fo:color="#000000" style:font-name="Times New Roman" fo:font-weight="bold" style:font-weight-asian="bold"/>
    </style:style>
    <style:style style:name="T11" style:family="text">
      <style:text-properties fo:color="#000000" style:font-name="Times New Roman" fo:font-weight="bold" officeooo:rsid="001f9a0d" style:font-weight-asian="bold"/>
    </style:style>
    <style:style style:name="T12" style:family="text">
      <style:text-properties fo:color="#000000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fo:color="#000000" fo:font-weight="bold" officeooo:rsid="001f9a0d" style:font-weight-asian="bold"/>
    </style:style>
    <style:style style:name="T15" style:family="text">
      <style:text-properties fo:color="#0000ff" fo:font-weight="bold" officeooo:rsid="002157ff" style:font-weight-asian="bold" style:font-weight-complex="bold"/>
    </style:style>
    <style:style style:name="T16" style:family="text">
      <style:text-properties fo:color="#0000ff" fo:font-weight="bold" officeooo:rsid="001f9a0d" style:font-weight-asian="bold" style:font-weight-complex="bold"/>
    </style:style>
    <style:style style:name="T17" style:family="text">
      <style:text-properties fo:color="#0000ff" fo:font-weight="bold" officeooo:rsid="0025473a" style:font-weight-asian="bold" style:font-weight-complex="bold"/>
    </style:style>
    <style:style style:name="T18" style:family="text">
      <style:text-properties fo:color="#0000ff" fo:font-weight="bold" officeooo:rsid="001bf953" style:font-weight-asian="bold"/>
    </style:style>
    <style:style style:name="T19" style:family="text">
      <style:text-properties fo:color="#0000ff" style:text-line-through-style="none" style:font-name="Times New Roman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0" style:family="text">
      <style:text-properties officeooo:rsid="001f9a0d"/>
    </style:style>
    <style:style style:name="T21" style:family="text">
      <style:text-properties officeooo:rsid="002157ff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bf953" style:font-weight-asian="normal" style:font-weight-complex="normal"/>
    </style:style>
    <style:style style:name="T24" style:family="text">
      <style:text-properties fo:font-weight="normal" officeooo:rsid="000f7be7" style:font-weight-asian="normal" style:font-weight-complex="normal"/>
    </style:style>
    <style:style style:name="T25" style:family="text">
      <style:text-properties fo:color="#0084d1" fo:font-weight="bold" officeooo:rsid="002157ff" style:font-weight-asian="bold" style:font-weight-complex="bold"/>
    </style:style>
    <style:style style:name="T26" style:family="text">
      <style:text-properties style:use-window-font-color="true" style:font-name="Times New Roman" officeooo:rsid="001f9a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1">Nombre del Caso de Uso: </text:span><text:span text:style-name="T4">Administració</text:span><text:span text:style-name="T14">n</text:span><text:span text:style-name="UC_5f_NormalAzul_20_Car"><text:span text:style-name="T11"> de Roles y Permisos</text:span></text:span></text:p>
          </table:table-cell>
          <table:table-cell table:style-name="Tabla1.B1" office:value-type="string">
            <text:p text:style-name="P3"><text:span text:style-name="T1">Nro. de Caso de Uso:</text:span> <text:span text:style-name="T16">SGC-ADM-02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3"><text:span text:style-name="T1">Actor Principal:</text:span> <text:span text:style-name="UC_5f_NormalAzul_20_Car"><text:span text:style-name="T26">Usuario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3"><text:span text:style-name="T1">Objetivo:</text:span> <text:span text:style-name="T20">Acceder a las diferentes opciones para la gestión de los proyectos y sus respectivas fases.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1">Pre-condiciones:</text:span> <text:span text:style-name="T20">El usuario debe haber iniciado sesión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3"><text:span text:style-name="T1">Post- Condiciones:</text:span> <text:span text:style-name="T20">Se realizaron una de las alternativas de gestión de roles y sus permisos.</text:span></text:p>
          </table:table-cell>
          <table:covered-table-cell/>
        </table:table-row>
      </table:table>
      <text:p text:style-name="P9"><text:span text:style-name="UC_5f_NormalAzul_20_Car"><text:span text:style-name="T6"/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2"><text:span text:style-name="T10">CURSO NORMAL (Camino Exitoso)</text:span><text:span text:style-name="T7"> 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3">
          <table:table-cell table:style-name="Tabla2.A2" office:value-type="string">
            <text:p text:style-name="P11"/>
          </table:table-cell>
          <table:table-cell table:style-name="Tabla2.A1" office:value-type="string">
            <text:list xml:id="list3707438800904215696" text:style-name="L3">
              <text:list-item>
                <text:p text:style-name="P12">Se despliega la interfaz “Administración de Roles y Permisos” con las opciones:<text:line-break/>“Crear Rol”<text:line-break/>“Modificar Rol”<text:line-break/>“Eliminar Rol”</text:p>
              </text:list-item>
            </text:list>
          </table:table-cell>
        </table:table-row>
        <table:table-row table:style-name="Tabla2.4">
          <table:table-cell table:style-name="Tabla2.A2" office:value-type="string">
            <text:p text:style-name="P7"/>
          </table:table-cell>
          <table:table-cell table:style-name="Tabla2.A1" office:value-type="string">
            <text:list xml:id="list234543406553720" text:continue-numbering="true" text:style-name="L3">
              <text:list-item>
                <text:p text:style-name="P12">Realiza una <text:span text:style-name="T21">Búsqueda</text:span> <text:span text:style-name="T21">de Roles (ir al Caso de Uso </text:span><text:span text:style-name="T15">SGC-ADM-02-05</text:span><text:span text:style-name="T21">) sin pasar parámetros por lo que resulta la lista de todos los roles del sistema.</text:span>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p text:style-name="P7"/>
          </table:table-cell>
          <table:table-cell table:style-name="Tabla2.B5" office:value-type="string">
            <text:list xml:id="list234543044708653" text:continue-numbering="true" text:style-name="L3">
              <text:list-item>
                <text:p text:style-name="P13">Muestra la lista previa de Roles del sistema con sus principales atributos:<text:line-break/>Identificador<text:line-break/>Nombre<text:line-break/>Líder<text:line-break/>Descripción</text:p>
              </text:list-item>
            </text:list>
          </table:table-cell>
        </table:table-row>
        <table:table-row table:style-name="Tabla2.4">
          <table:table-cell table:style-name="Tabla2.A5" office:value-type="string">
            <text:list xml:id="list234542702634531" text:continue-numbering="true" text:style-name="L3">
              <text:list-item>
                <text:p text:style-name="P15">Selecciona con un clic en la lista de Roles.</text:p>
              </text:list-item>
            </text:list>
          </table:table-cell>
          <table:table-cell table:style-name="Tabla2.B5" office:value-type="string">
            <text:p text:style-name="P14"/>
          </table:table-cell>
        </table:table-row>
        <table:table-row table:style-name="Tabla2.4">
          <table:table-cell table:style-name="Tabla2.A5" office:value-type="string">
            <text:list xml:id="list234543723628387" text:continue-numbering="true" text:style-name="L3">
              <text:list-item>
                <text:p text:style-name="P15">Oprime el botón de la opción que se desea realizar sobre el Rol.</text:p>
              </text:list-item>
            </text:list>
          </table:table-cell>
          <table:table-cell table:style-name="Tabla2.B5" office:value-type="string">
            <text:p text:style-name="P14"/>
          </table:table-cell>
        </table:table-row>
        <table:table-row table:style-name="Tabla2.4">
          <table:table-cell table:style-name="Tabla2.A5" office:value-type="string">
            <text:p text:style-name="P16"/>
          </table:table-cell>
          <table:table-cell table:style-name="Tabla2.B5" office:value-type="string">
            <text:list xml:id="list234542362653967" text:continue-numbering="true" text:style-name="L3">
              <text:list-item>
                <text:p text:style-name="P13">Se despliega la interfaz de la opción seleccionada.<text:line-break/>A. Crear Rol<text:line-break/>A. Modificar Rol<text:line-break/>A. Eliminar Rol</text:p>
              </text:list-item>
            </text:list>
          </table:table-cell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p text:style-name="P18">A1. Cancelar</text:p>
            <text:p text:style-name="P22"><text:span text:style-name="Default_20_Paragraph_20_Font"><text:span text:style-name="T12">En el paso 4 o 5, <text:s/>el Usuario hace clic en el botón “Cancelar”, no se realizará ninguna acción y se volverá a la interfaz anterior.</text:span></text:span></text:p>
            <text:p text:style-name="P22"><text:span text:style-name="Default_20_Paragraph_20_Font"><text:span text:style-name="T13">A2. Búsqueda de Roles</text:span></text:span></text:p>
            <text:p text:style-name="P22"><text:span text:style-name="Default_20_Paragraph_20_Font"><text:span text:style-name="T12">Antes del paso 4, el Usuario realiza un filtrado de Roles introduciendo el valor del filtro en la caja de texto y oprime el botón “Buscar”</text:span></text:span></text:p>
            <text:p text:style-name="P22"><text:span text:style-name="Default_20_Paragraph_20_Font"><text:span text:style-name="T13">A3. Crear Rol</text:span></text:span></text:p>
            <text:p text:style-name="P22"><text:span text:style-name="Default_20_Paragraph_20_Font"><text:span text:style-name="T12">En el paso 6, el Usuario oprime el botón “Crear Rol” (ir al Caso de Uso </text:span></text:span><text:span text:style-name="Default_20_Paragraph_20_Font"><text:span text:style-name="T19">SGC-02-01</text:span></text:span><text:span text:style-name="Default_20_Paragraph_20_Font"><text:span text:style-name="T12">)</text:span></text:span></text:p>
            <text:p text:style-name="P22"><text:soft-page-break/><text:span text:style-name="Default_20_Paragraph_20_Font"><text:span text:style-name="T13">A4. Modificar Rol</text:span></text:span></text:p>
            <text:p text:style-name="P22"><text:span text:style-name="Default_20_Paragraph_20_Font"><text:span text:style-name="T12">En el paso 6, el Usuario oprime el botón “Modificar Rol”, el parámetro enviado es el Rol de la lista que el Usuario ha elegido haciendo clic al mismo en el paso 4 (ir al Caso de Uso </text:span></text:span><text:span text:style-name="Default_20_Paragraph_20_Font"><text:span text:style-name="T19">SGC-02-02</text:span></text:span><text:span text:style-name="Default_20_Paragraph_20_Font"><text:span text:style-name="T12">)</text:span></text:span></text:p>
            <text:p text:style-name="P22"><text:span text:style-name="Default_20_Paragraph_20_Font"><text:span text:style-name="T13">A5. Eliminar Rol</text:span></text:span></text:p>
            <text:p text:style-name="P22"><text:span text:style-name="Default_20_Paragraph_20_Font"><text:span text:style-name="T12">En el paso 6, el Usuario oprime el botón “Eliminar Rol”, el parámetro enviado es el Rol de la lista que el Usuario ha elegido haciendo clic al mismo en el paso 4 (ir al Caso de Uso </text:span></text:span><text:span text:style-name="Default_20_Paragraph_20_Font"><text:span text:style-name="T19">SGC-02-03</text:span></text:span><text:span text:style-name="Default_20_Paragraph_20_Font"><text:span text:style-name="T12">)</text:span>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1">
          <table:table-cell table:style-name="Tabla4.A1" office:value-type="string">
            <text:p text:style-name="P19"><text:span text:style-name="T21">3.1-Error de conexión con la base de datos. </text:span><text:span text:style-name="T24">Se redirige a</text:span><text:span text:style-name="T23">l Caso de Uso</text:span><text:span text:style-name="T24"> </text:span><text:span text:style-name="T5">Modulo de Administración</text:span><text:span text:style-name="T23"> (ir al Caso de Uso </text:span><text:span text:style-name="T18">SGC-ADM</text:span><text:span text:style-name="T23">).</text:span></text:p>
            <text:p text:style-name="P20"><text:span text:style-name="T23">6.</text:span><text:span text:style-name="T22">1-Si el Usuario oprime el botón “Modificar Rol” o “Eliminar Rol” sin haber seleccionado el Rol de la lista, se despliega un mensaje de error: “No se ha seleccionado el Rol.”.<text:line-break/>Vuelve al punto 4.</text:span>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</text:p>
            <text:p text:style-name="P17">SGC-ADM-02-01<text:line-break/>SGC-ADM-02-02</text:p>
            <text:p text:style-name="P17">SGC-ADM-02-03</text:p>
            <text:p text:style-name="P17">SGC-ADM-02-04</text:p>
            <text:p text:style-name="P17">SGC-ADM-02-05</text:p>
            <text:p text:style-name="P17">SGC-ADM-02-06</text:p>
            <text:p text:style-name="P17">SGC-ADM-02-07</text:p>
          </table:table-cell>
        </table:table-row>
        <table:table-row table:style-name="Tabla5.2">
          <table:table-cell table:style-name="Tabla5.A1" office:value-type="string">
            <text:p text:style-name="P3">Asociaciones de Inclusión: </text:p>
          </table:table-cell>
        </table:table-row>
        <table:table-row table:style-name="Tabla5.1">
          <table:table-cell table:style-name="Tabla5.A1" office:value-type="string">
            <text:p text:style-name="P3">Casos de Uso donde se incluye: </text:p>
          </table:table-cell>
        </table:table-row>
        <table:table-row table:style-name="Tabla5.1">
          <table:table-cell table:style-name="Tabla5.A1" office:value-type="string">
            <text:p text:style-name="P3">Casos de Uso al que extiende: <text:span text:style-name="T15">SGC-ADM</text:span></text:p>
          </table:table-cell>
        </table:table-row>
        <table:table-row table:style-name="Tabla5.1">
          <table:table-cell table:style-name="Tabla5.A1" office:value-type="string">
            <text:p text:style-name="P3">Caso de Uso de Generalización: 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7</meta:editing-cycles>
    <meta:editing-duration>PT1H30M31S</meta:editing-duration>
    <dc:date>2014-03-14T23:45:41.979242841</dc:date>
    <meta:generator>LibreOffice/4.1.5.3$Linux_X86_64 LibreOffice_project/410m0$Build-3</meta:generator>
    <dc:creator>Akira </dc:creator>
    <meta:document-statistic meta:table-count="5" meta:image-count="0" meta:object-count="0" meta:page-count="2" meta:paragraph-count="41" meta:word-count="426" meta:character-count="2456" meta:non-whitespace-character-count="2071"/>
  </office:meta>
</office:document-meta>
</file>